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eval accuracy</text:p>
          </table:table-cell>
          <table:table-cell office:value-type="string" calcext:value-type="string">
            <text:p>eval mean mIoU1</text:p>
          </table:table-cell>
          <table:table-cell office:value-type="string" calcext:value-type="string">
            <text:p>eval mean mIoU (all shapes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13" calcext:value-type="float">
            <text:p>0.942213</text:p>
          </table:table-cell>
          <table:table-cell office:value-type="float" office:value="0.834271" calcext:value-type="float">
            <text:p>0.834271</text:p>
          </table:table-cell>
          <table:table-cell office:value-type="float" office:value="0.861772" calcext:value-type="float">
            <text:p>0.861772</text:p>
          </table:table-cell>
          <table:table-cell table:number-columns-repeated="2"/>
          <table:table-cell table:formula="of:=MAX([.B2:.B50])" office:value-type="float" office:value="0.942639" calcext:value-type="float">
            <text:p>0.942639</text:p>
          </table:table-cell>
          <table:table-cell/>
          <table:table-cell table:formula="of:=MAX([.D2:.D50])" office:value-type="float" office:value="0.863368" calcext:value-type="float">
            <text:p>0.863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25" calcext:value-type="float">
            <text:p>0.942325</text:p>
          </table:table-cell>
          <table:table-cell office:value-type="float" office:value="0.834401" calcext:value-type="float">
            <text:p>0.834401</text:p>
          </table:table-cell>
          <table:table-cell office:value-type="float" office:value="0.861671" calcext:value-type="float">
            <text:p>0.8616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45" calcext:value-type="float">
            <text:p>0.942245</text:p>
          </table:table-cell>
          <table:table-cell office:value-type="float" office:value="0.835204" calcext:value-type="float">
            <text:p>0.835204</text:p>
          </table:table-cell>
          <table:table-cell office:value-type="float" office:value="0.863368" calcext:value-type="float">
            <text:p>0.86336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36" calcext:value-type="float">
            <text:p>0.942236</text:p>
          </table:table-cell>
          <table:table-cell office:value-type="float" office:value="0.833242" calcext:value-type="float">
            <text:p>0.833242</text:p>
          </table:table-cell>
          <table:table-cell office:value-type="float" office:value="0.861873" calcext:value-type="float">
            <text:p>0.8618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773" calcext:value-type="float">
            <text:p>0.941773</text:p>
          </table:table-cell>
          <table:table-cell office:value-type="float" office:value="0.834052" calcext:value-type="float">
            <text:p>0.834052</text:p>
          </table:table-cell>
          <table:table-cell office:value-type="float" office:value="0.861282" calcext:value-type="float">
            <text:p>0.8612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38" calcext:value-type="float">
            <text:p>0.942338</text:p>
          </table:table-cell>
          <table:table-cell office:value-type="float" office:value="0.83347" calcext:value-type="float">
            <text:p>0.83347</text:p>
          </table:table-cell>
          <table:table-cell office:value-type="float" office:value="0.861585" calcext:value-type="float">
            <text:p>0.86158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447" calcext:value-type="float">
            <text:p>0.942447</text:p>
          </table:table-cell>
          <table:table-cell office:value-type="float" office:value="0.833781" calcext:value-type="float">
            <text:p>0.833781</text:p>
          </table:table-cell>
          <table:table-cell office:value-type="float" office:value="0.862546" calcext:value-type="float">
            <text:p>0.8625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661" calcext:value-type="float">
            <text:p>0.941661</text:p>
          </table:table-cell>
          <table:table-cell office:value-type="float" office:value="0.832409" calcext:value-type="float">
            <text:p>0.832409</text:p>
          </table:table-cell>
          <table:table-cell office:value-type="float" office:value="0.8609" calcext:value-type="float">
            <text:p>0.860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403" calcext:value-type="float">
            <text:p>0.942403</text:p>
          </table:table-cell>
          <table:table-cell office:value-type="float" office:value="0.834719" calcext:value-type="float">
            <text:p>0.834719</text:p>
          </table:table-cell>
          <table:table-cell office:value-type="float" office:value="0.862005" calcext:value-type="float">
            <text:p>0.86200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21" calcext:value-type="float">
            <text:p>0.942121</text:p>
          </table:table-cell>
          <table:table-cell office:value-type="float" office:value="0.833637" calcext:value-type="float">
            <text:p>0.833637</text:p>
          </table:table-cell>
          <table:table-cell office:value-type="float" office:value="0.861156" calcext:value-type="float">
            <text:p>0.8611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54" calcext:value-type="float">
            <text:p>0.942354</text:p>
          </table:table-cell>
          <table:table-cell office:value-type="float" office:value="0.834542" calcext:value-type="float">
            <text:p>0.834542</text:p>
          </table:table-cell>
          <table:table-cell office:value-type="float" office:value="0.861961" calcext:value-type="float">
            <text:p>0.86196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59" calcext:value-type="float">
            <text:p>0.942159</text:p>
          </table:table-cell>
          <table:table-cell office:value-type="float" office:value="0.833494" calcext:value-type="float">
            <text:p>0.833494</text:p>
          </table:table-cell>
          <table:table-cell office:value-type="float" office:value="0.860997" calcext:value-type="float">
            <text:p>0.86099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9" calcext:value-type="float">
            <text:p>0.94229</text:p>
          </table:table-cell>
          <table:table-cell office:value-type="float" office:value="0.834475" calcext:value-type="float">
            <text:p>0.834475</text:p>
          </table:table-cell>
          <table:table-cell office:value-type="float" office:value="0.862874" calcext:value-type="float">
            <text:p>0.8628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639" calcext:value-type="float">
            <text:p>0.942639</text:p>
          </table:table-cell>
          <table:table-cell office:value-type="float" office:value="0.834974" calcext:value-type="float">
            <text:p>0.834974</text:p>
          </table:table-cell>
          <table:table-cell office:value-type="float" office:value="0.861873" calcext:value-type="float">
            <text:p>0.8618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942" calcext:value-type="float">
            <text:p>0.941942</text:p>
          </table:table-cell>
          <table:table-cell office:value-type="float" office:value="0.833926" calcext:value-type="float">
            <text:p>0.833926</text:p>
          </table:table-cell>
          <table:table-cell office:value-type="float" office:value="0.8624" calcext:value-type="float">
            <text:p>0.86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36" calcext:value-type="float">
            <text:p>0.942336</text:p>
          </table:table-cell>
          <table:table-cell office:value-type="float" office:value="0.834086" calcext:value-type="float">
            <text:p>0.834086</text:p>
          </table:table-cell>
          <table:table-cell office:value-type="float" office:value="0.861699" calcext:value-type="float">
            <text:p>0.86169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69" calcext:value-type="float">
            <text:p>0.942369</text:p>
          </table:table-cell>
          <table:table-cell office:value-type="float" office:value="0.833946" calcext:value-type="float">
            <text:p>0.833946</text:p>
          </table:table-cell>
          <table:table-cell office:value-type="float" office:value="0.861921" calcext:value-type="float">
            <text:p>0.86192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45" calcext:value-type="float">
            <text:p>0.942245</text:p>
          </table:table-cell>
          <table:table-cell office:value-type="float" office:value="0.832172" calcext:value-type="float">
            <text:p>0.832172</text:p>
          </table:table-cell>
          <table:table-cell office:value-type="float" office:value="0.860978" calcext:value-type="float">
            <text:p>0.8609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97" calcext:value-type="float">
            <text:p>0.942397</text:p>
          </table:table-cell>
          <table:table-cell office:value-type="float" office:value="0.833522" calcext:value-type="float">
            <text:p>0.833522</text:p>
          </table:table-cell>
          <table:table-cell office:value-type="float" office:value="0.861358" calcext:value-type="float">
            <text:p>0.86135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833993" calcext:value-type="float">
            <text:p>0.833993</text:p>
          </table:table-cell>
          <table:table-cell office:value-type="float" office:value="0.862089" calcext:value-type="float">
            <text:p>0.86208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871" calcext:value-type="float">
            <text:p>0.941871</text:p>
          </table:table-cell>
          <table:table-cell office:value-type="float" office:value="0.833165" calcext:value-type="float">
            <text:p>0.833165</text:p>
          </table:table-cell>
          <table:table-cell office:value-type="float" office:value="0.860667" calcext:value-type="float">
            <text:p>0.860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8" calcext:value-type="float">
            <text:p>0.94238</text:p>
          </table:table-cell>
          <table:table-cell office:value-type="float" office:value="0.831909" calcext:value-type="float">
            <text:p>0.831909</text:p>
          </table:table-cell>
          <table:table-cell office:value-type="float" office:value="0.862146" calcext:value-type="float">
            <text:p>0.8621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43" calcext:value-type="float">
            <text:p>0.942343</text:p>
          </table:table-cell>
          <table:table-cell office:value-type="float" office:value="0.834403" calcext:value-type="float">
            <text:p>0.834403</text:p>
          </table:table-cell>
          <table:table-cell office:value-type="float" office:value="0.863129" calcext:value-type="float">
            <text:p>0.8631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33" calcext:value-type="float">
            <text:p>0.942133</text:p>
          </table:table-cell>
          <table:table-cell office:value-type="float" office:value="0.833768" calcext:value-type="float">
            <text:p>0.833768</text:p>
          </table:table-cell>
          <table:table-cell office:value-type="float" office:value="0.862261" calcext:value-type="float">
            <text:p>0.86226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066" calcext:value-type="float">
            <text:p>0.942066</text:p>
          </table:table-cell>
          <table:table-cell office:value-type="float" office:value="0.833366" calcext:value-type="float">
            <text:p>0.833366</text:p>
          </table:table-cell>
          <table:table-cell office:value-type="float" office:value="0.861828" calcext:value-type="float">
            <text:p>0.8618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516" calcext:value-type="float">
            <text:p>0.942516</text:p>
          </table:table-cell>
          <table:table-cell office:value-type="float" office:value="0.833444" calcext:value-type="float">
            <text:p>0.833444</text:p>
          </table:table-cell>
          <table:table-cell office:value-type="float" office:value="0.862077" calcext:value-type="float">
            <text:p>0.86207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78" calcext:value-type="float">
            <text:p>0.942278</text:p>
          </table:table-cell>
          <table:table-cell office:value-type="float" office:value="0.834762" calcext:value-type="float">
            <text:p>0.834762</text:p>
          </table:table-cell>
          <table:table-cell office:value-type="float" office:value="0.862191" calcext:value-type="float">
            <text:p>0.86219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447" calcext:value-type="float">
            <text:p>0.942447</text:p>
          </table:table-cell>
          <table:table-cell office:value-type="float" office:value="0.833051" calcext:value-type="float">
            <text:p>0.833051</text:p>
          </table:table-cell>
          <table:table-cell office:value-type="float" office:value="0.861221" calcext:value-type="float">
            <text:p>0.86122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616" calcext:value-type="float">
            <text:p>0.941616</text:p>
          </table:table-cell>
          <table:table-cell office:value-type="float" office:value="0.834124" calcext:value-type="float">
            <text:p>0.834124</text:p>
          </table:table-cell>
          <table:table-cell office:value-type="float" office:value="0.861857" calcext:value-type="float">
            <text:p>0.8618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59" calcext:value-type="float">
            <text:p>0.94159</text:p>
          </table:table-cell>
          <table:table-cell office:value-type="float" office:value="0.833007" calcext:value-type="float">
            <text:p>0.833007</text:p>
          </table:table-cell>
          <table:table-cell office:value-type="float" office:value="0.861257" calcext:value-type="float">
            <text:p>0.8612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085" calcext:value-type="float">
            <text:p>0.942085</text:p>
          </table:table-cell>
          <table:table-cell office:value-type="float" office:value="0.834278" calcext:value-type="float">
            <text:p>0.834278</text:p>
          </table:table-cell>
          <table:table-cell office:value-type="float" office:value="0.861075" calcext:value-type="float">
            <text:p>0.86107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28" calcext:value-type="float">
            <text:p>0.942328</text:p>
          </table:table-cell>
          <table:table-cell office:value-type="float" office:value="0.835045" calcext:value-type="float">
            <text:p>0.835045</text:p>
          </table:table-cell>
          <table:table-cell office:value-type="float" office:value="0.862219" calcext:value-type="float">
            <text:p>0.86221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77" calcext:value-type="float">
            <text:p>0.942277</text:p>
          </table:table-cell>
          <table:table-cell office:value-type="float" office:value="0.835986" calcext:value-type="float">
            <text:p>0.835986</text:p>
          </table:table-cell>
          <table:table-cell office:value-type="float" office:value="0.86162" calcext:value-type="float">
            <text:p>0.8616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52" calcext:value-type="float">
            <text:p>0.942252</text:p>
          </table:table-cell>
          <table:table-cell office:value-type="float" office:value="0.832936" calcext:value-type="float">
            <text:p>0.832936</text:p>
          </table:table-cell>
          <table:table-cell office:value-type="float" office:value="0.862051" calcext:value-type="float">
            <text:p>0.86205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73" calcext:value-type="float">
            <text:p>0.942173</text:p>
          </table:table-cell>
          <table:table-cell office:value-type="float" office:value="0.832073" calcext:value-type="float">
            <text:p>0.832073</text:p>
          </table:table-cell>
          <table:table-cell office:value-type="float" office:value="0.86128" calcext:value-type="float">
            <text:p>0.861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37" calcext:value-type="float">
            <text:p>0.942137</text:p>
          </table:table-cell>
          <table:table-cell office:value-type="float" office:value="0.833205" calcext:value-type="float">
            <text:p>0.833205</text:p>
          </table:table-cell>
          <table:table-cell office:value-type="float" office:value="0.861923" calcext:value-type="float">
            <text:p>0.8619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468" calcext:value-type="float">
            <text:p>0.942468</text:p>
          </table:table-cell>
          <table:table-cell office:value-type="float" office:value="0.834679" calcext:value-type="float">
            <text:p>0.834679</text:p>
          </table:table-cell>
          <table:table-cell office:value-type="float" office:value="0.861697" calcext:value-type="float">
            <text:p>0.86169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062" calcext:value-type="float">
            <text:p>0.942062</text:p>
          </table:table-cell>
          <table:table-cell office:value-type="float" office:value="0.832665" calcext:value-type="float">
            <text:p>0.832665</text:p>
          </table:table-cell>
          <table:table-cell office:value-type="float" office:value="0.862396" calcext:value-type="float">
            <text:p>0.8623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09" calcext:value-type="float">
            <text:p>0.942109</text:p>
          </table:table-cell>
          <table:table-cell office:value-type="float" office:value="0.833645" calcext:value-type="float">
            <text:p>0.833645</text:p>
          </table:table-cell>
          <table:table-cell office:value-type="float" office:value="0.862546" calcext:value-type="float">
            <text:p>0.8625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018" calcext:value-type="float">
            <text:p>0.942018</text:p>
          </table:table-cell>
          <table:table-cell office:value-type="float" office:value="0.835238" calcext:value-type="float">
            <text:p>0.835238</text:p>
          </table:table-cell>
          <table:table-cell office:value-type="float" office:value="0.862404" calcext:value-type="float">
            <text:p>0.8624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94" calcext:value-type="float">
            <text:p>0.94194</text:p>
          </table:table-cell>
          <table:table-cell office:value-type="float" office:value="0.83472" calcext:value-type="float">
            <text:p>0.83472</text:p>
          </table:table-cell>
          <table:table-cell office:value-type="float" office:value="0.862044" calcext:value-type="float">
            <text:p>0.86204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614" calcext:value-type="float">
            <text:p>0.942614</text:p>
          </table:table-cell>
          <table:table-cell office:value-type="float" office:value="0.832177" calcext:value-type="float">
            <text:p>0.832177</text:p>
          </table:table-cell>
          <table:table-cell office:value-type="float" office:value="0.862432" calcext:value-type="float">
            <text:p>0.86243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968" calcext:value-type="float">
            <text:p>0.941968</text:p>
          </table:table-cell>
          <table:table-cell office:value-type="float" office:value="0.831831" calcext:value-type="float">
            <text:p>0.831831</text:p>
          </table:table-cell>
          <table:table-cell office:value-type="float" office:value="0.861345" calcext:value-type="float">
            <text:p>0.86134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73" calcext:value-type="float">
            <text:p>0.942273</text:p>
          </table:table-cell>
          <table:table-cell office:value-type="float" office:value="0.832776" calcext:value-type="float">
            <text:p>0.832776</text:p>
          </table:table-cell>
          <table:table-cell office:value-type="float" office:value="0.861795" calcext:value-type="float">
            <text:p>0.86179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57" calcext:value-type="float">
            <text:p>0.942157</text:p>
          </table:table-cell>
          <table:table-cell office:value-type="float" office:value="0.83366" calcext:value-type="float">
            <text:p>0.83366</text:p>
          </table:table-cell>
          <table:table-cell office:value-type="float" office:value="0.86117" calcext:value-type="float">
            <text:p>0.8611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48" calcext:value-type="float">
            <text:p>0.942348</text:p>
          </table:table-cell>
          <table:table-cell office:value-type="float" office:value="0.83337" calcext:value-type="float">
            <text:p>0.83337</text:p>
          </table:table-cell>
          <table:table-cell office:value-type="float" office:value="0.861753" calcext:value-type="float">
            <text:p>0.86175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4" calcext:value-type="float">
            <text:p>0.94214</text:p>
          </table:table-cell>
          <table:table-cell office:value-type="float" office:value="0.834192" calcext:value-type="float">
            <text:p>0.834192</text:p>
          </table:table-cell>
          <table:table-cell office:value-type="float" office:value="0.862609" calcext:value-type="float">
            <text:p>0.86260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398" calcext:value-type="float">
            <text:p>0.942398</text:p>
          </table:table-cell>
          <table:table-cell office:value-type="float" office:value="0.832737" calcext:value-type="float">
            <text:p>0.832737</text:p>
          </table:table-cell>
          <table:table-cell office:value-type="float" office:value="0.862221" calcext:value-type="float">
            <text:p>0.86222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114" calcext:value-type="float">
            <text:p>0.942114</text:p>
          </table:table-cell>
          <table:table-cell office:value-type="float" office:value="0.833951" calcext:value-type="float">
            <text:p>0.833951</text:p>
          </table:table-cell>
          <table:table-cell office:value-type="float" office:value="0.86119" calcext:value-type="float">
            <text:p>0.861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7T18:25:34.466883032</dc:date>
    <meta:editing-duration>PT1M23S</meta:editing-duration>
    <meta:editing-cycles>1</meta:editing-cycles>
    <meta:document-statistic meta:table-count="1" meta:cell-count="202" meta:object-count="0"/>
    <meta:generator>LibreOffice/6.0.7.3$Linux_X86_64 LibreOffice_project/00m0$Build-3</meta:generator>
  </office:meta>
</office:document-meta>
</file>